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a4f23" style:font-weight-asian="bold" style:font-weight-complex="bold"/>
    </style:style>
    <style:style style:name="P3" style:family="paragraph" style:parent-style-name="Standard">
      <style:text-properties fo:font-weight="bold" officeooo:rsid="001b424b" officeooo:paragraph-rsid="001b424b" style:font-weight-asian="bold" style:font-weight-complex="bold"/>
    </style:style>
    <style:style style:name="P4" style:family="paragraph" style:parent-style-name="Standard">
      <style:text-properties officeooo:paragraph-rsid="001a4f23"/>
    </style:style>
    <style:style style:name="P5" style:family="paragraph" style:parent-style-name="Standard">
      <style:text-properties style:text-underline-style="solid" style:text-underline-width="auto" style:text-underline-color="font-color" officeooo:rsid="001ce08b" officeooo:paragraph-rsid="001ce08b"/>
    </style:style>
    <style:style style:name="P6" style:family="paragraph" style:parent-style-name="Table_20_Contents">
      <style:text-properties officeooo:rsid="001b424b" officeooo:paragraph-rsid="001b424b"/>
    </style:style>
    <style:style style:name="P7" style:family="paragraph" style:parent-style-name="Table_20_Contents">
      <style:text-properties fo:font-weight="bold" officeooo:rsid="001b424b" officeooo:paragraph-rsid="001b424b" style:font-weight-asian="bold" style:font-weight-complex="bold"/>
    </style:style>
    <style:style style:name="P8" style:family="paragraph" style:parent-style-name="Table_20_Contents">
      <style:text-properties officeooo:paragraph-rsid="001b424b"/>
    </style:style>
    <style:style style:name="P9" style:family="paragraph" style:parent-style-name="Table_20_Contents">
      <style:text-properties fo:font-weight="normal" officeooo:rsid="001b424b" officeooo:paragraph-rsid="001b424b" style:font-weight-asian="normal" style:font-weight-complex="normal"/>
    </style:style>
    <style:style style:name="P10" style:family="paragraph" style:parent-style-name="Table_20_Contents">
      <style:text-properties fo:font-weight="normal" officeooo:rsid="001b424b" officeooo:paragraph-rsid="001b424b" style:font-weight-asian="normal" style:font-weight-complex="normal"/>
    </style:style>
    <style:style style:name="T1" style:family="text">
      <style:text-properties fo:font-weight="normal" officeooo:rsid="001a4f23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officeooo:rsid="001a4f23" style:font-weight-asian="normal" style:font-weight-complex="normal"/>
    </style:style>
    <style:style style:name="T3" style:family="text">
      <style:text-properties fo:font-weight="bold" officeooo:rsid="001b424b" style:font-weight-asian="bold" style:font-weight-complex="bold"/>
    </style:style>
    <style:style style:name="T4" style:family="text">
      <style:text-properties officeooo:rsid="001f74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2</text:p>
      <text:p text:style-name="P1"/>
      <text:p text:style-name="P1">1. Comprueba si los dispositivos inalámbricos que están a tu alcance poseen el sello</text:p>
      <text:p text:style-name="P1">WiFi-CERTIFIED</text:p>
      <text:p text:style-name="P2">TM</text:p>
      <text:p text:style-name="P1">y, en caso afirmativo, para qué estandar están certificados</text:p>
      <text:p text:style-name="P1">(normalmente esta información se encuentra tanto en el embalaje como en la ficha</text:p>
      <text:p text:style-name="P1">técnica del producto).</text:p>
      <text:p text:style-name="P1"/>
      <text:p text:style-name="P1"/>
      <text:p text:style-name="P4"><text:span text:style-name="T2">Móvil Samsung S6</text:span><text:span text:style-name="T1">: En su actualización Android 7 consigió el sello. </text:span></text:p>
      <text:p text:style-name="P4">02.11a (5GHz), 802.11b (2,4GHz), 802.11g (2,4GHz), 802.11n (2,4GHz), 802.11n (5GHz), 802.11ac (5GHz)</text:p>
      <text:p text:style-name="P4"/>
      <text:p text:style-name="P5">TV Samsung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Hoy en día la tecnología bluetooth está ganando terreno en el ámbito de las WLAN.</text:p>
      <text:p text:style-name="P1">Investiga y haz una tabla comparativa entre las tecnologías bluetooth y las IEEE</text:p>
      <text:p text:style-name="P1">802,11a/b/g/n.</text:p>
      <text:p text:style-name="P1"/>
      <text:p text:style-name="P3">IEEE 802,11a/b/g/n<text:tab/><text:span text:style-name="T4">(y ac)</text:span><text:tab/><text:tab/><text:tab/><text:tab/>Bluetooth 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Frecuencia y ancho de banda:</text:p>
            <text:p text:style-name="P6">802.11a: funciona con conexiones de hasta 54Mbps, opera en la banda de 5GHz,</text:p>
            <text:p text:style-name="P6"/>
            <text:p text:style-name="P6">802.11b: Funciona con conexiones de hasta 11mbps, opera en la banda de 2.4GHz,</text:p>
            <text:p text:style-name="P6"/>
            <text:p text:style-name="P6">802.11g: funciona con conexiones de hasta 54mbps, opera en la banda de 2.4GHz,</text:p>
            <text:p text:style-name="P6"/>
            <text:p text:style-name="P6">802.11n: Funciona con conexiones de hasta 600mbps, opera en la banda de 2.4GHz y 5GHz,</text:p>
            <text:p text:style-name="P6"/>
            <text:p text:style-name="P6">802.11ac: funciona con conexiones de hasta 1300Mbps, opera en la banda de 5GHz,</text:p>
          </table:table-cell>
          <table:table-cell table:style-name="Tabla1.B1" office:value-type="string">
            <text:p text:style-name="P8"><text:s text:c="3"/><text:span text:style-name="T3">Frecuencia y ancho de banda:</text:span></text:p>
            <text:p text:style-name="P8">IEEE 802.15.1 define Bluetooth 1.x, que puede alcanzar velocidades de 1 Mbps;</text:p>
            <text:p text:style-name="Table_20_Contents"><text:s text:c="4"/>IEEE 802.15.2 recomienda prácticas para utilizar la banda de frecuencia de 2.4 GHz (la frecuencia también utilizada por WiFi). Sin embargo, este estándar todavía no se ha aprobado;</text:p>
            <text:p text:style-name="Table_20_Contents"><text:s text:c="4"/>IEEE 802.15.3 es un estándar que actualmente se está desarrollando, que ofrecerá velocidad de banda ancha (20 Mbps) con Bluetooth;</text:p>
            <text:p text:style-name="Table_20_Contents"><text:s text:c="4"/>IEEE 802.15.4 es un estándar que actualmente se está desarrollando para el uso con aplicaciones Bluetooth de baja velocidad.</text:p>
          </table:table-cell>
        </table:table-row>
        <table:table-row>
          <table:table-cell table:style-name="Tabla1.A2" office:value-type="string">
            <text:p text:style-name="P7">Seguridad:</text:p>
            <text:p text:style-name="P6">Baja.</text:p>
          </table:table-cell>
          <table:table-cell table:style-name="Tabla1.B2" office:value-type="string">
            <text:p text:style-name="P7">Seguridad:</text:p>
            <text:p text:style-name="P6">Moderada.</text:p>
          </table:table-cell>
        </table:table-row>
        <table:table-row>
          <table:table-cell table:style-name="Tabla1.A2" office:value-type="string">
            <text:p text:style-name="P7">Rango:</text:p>
            <text:p text:style-name="P9">Hasta 30 m.</text:p>
          </table:table-cell>
          <table:table-cell table:style-name="Tabla1.B2" office:value-type="string">
            <text:p text:style-name="P7">Rango:</text:p>
            <text:p text:style-name="P9">Hasta 300 m.</text:p>
          </table:table-cell>
        </table:table-row>
        <table:table-row>
          <table:table-cell table:style-name="Tabla1.A2" office:value-type="string">
            <text:p text:style-name="P7">Consumo:</text:p>
            <text:p text:style-name="P9">Reducido.</text:p>
          </table:table-cell>
          <table:table-cell table:style-name="Tabla1.B2" office:value-type="string">
            <text:p text:style-name="P7">Consumo:</text:p>
            <text:p text:style-name="P9">Elevado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2:47:14.426727739</meta:creation-date>
    <dc:date>2019-03-25T13:12:50.105243017</dc:date>
    <meta:editing-duration>PT14M24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37" meta:word-count="275" meta:character-count="1748" meta:non-whitespace-character-count="1489"/>
  </office:meta>
</office:document-meta>
</file>